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Univers, helvetica, 'Univers Condensed', 'Arial Narrow'"/>
    <style:font-face style:name="Select Font" svg:font-family="'Select Font',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paragraph-properties fo:widows="1"/>
      <style:text-properties fo:font-variant="normal" fo:text-transform="none" fo:color="#000000" style:font-name="Arial" fo:font-size="10pt" fo:letter-spacing="normal" fo:font-style="normal" fo:font-weight="normal"/>
    </style:style>
    <style:style style:name="P2" style:family="paragraph" style:parent-style-name="Text_20_body">
      <style:paragraph-properties fo:margin-left="0in" fo:margin-right="0in" fo:widows="1" fo:text-indent="0in" style:auto-text-indent="false"/>
      <style:text-properties fo:font-variant="normal" fo:text-transform="none" fo:color="#000000" style:font-name="Arial" fo:font-size="10pt" fo:letter-spacing="normal" fo:font-style="normal" fo:font-weight="normal"/>
    </style:style>
    <style:style style:name="P3" style:family="paragraph" style:parent-style-name="Text_20_body">
      <style:paragraph-properties fo:margin-left="0in" fo:margin-right="0in" fo:widows="1" fo:text-indent="0in" style:auto-text-indent="false"/>
      <style:text-properties fo:font-variant="normal" fo:text-transform="none" fo:color="#000000" style:font-name="Arial" fo:font-size="10pt" fo:letter-spacing="normal" fo:font-style="normal" fo:font-weight="normal" officeooo:paragraph-rsid="000b7f64"/>
    </style:style>
    <style:style style:name="P4" style:family="paragraph" style:parent-style-name="Text_20_body">
      <style:paragraph-properties fo:margin-left="0in" fo:margin-right="0in" fo:text-align="center" style:justify-single-word="false" fo:widows="1" fo:text-indent="0in" style:auto-text-indent="false"/>
      <style:text-properties fo:font-variant="normal" fo:text-transform="none" fo:color="#000000" style:font-name="Arial" fo:font-size="10pt" fo:letter-spacing="normal" fo:font-style="normal" fo:font-weight="bold"/>
    </style:style>
    <style:style style:name="P5" style:family="paragraph" style:parent-style-name="Text_20_body">
      <style:paragraph-properties fo:margin-left="0in" fo:margin-right="0in" fo:text-align="center" style:justify-single-word="false" fo:widows="1" fo:text-indent="0in" style:auto-text-indent="false"/>
      <style:text-properties fo:font-variant="normal" fo:text-transform="none" fo:color="#000000" style:font-name="Arial" fo:font-size="10pt" fo:letter-spacing="normal" fo:font-style="normal" fo:font-weight="bold" officeooo:paragraph-rsid="000d24b6"/>
    </style:style>
    <style:style style:name="P6" style:family="paragraph" style:parent-style-name="Text_20_body">
      <style:paragraph-properties fo:margin-left="0in" fo:margin-right="0in" fo:text-align="start" style:justify-single-word="false" fo:widows="1" fo:text-indent="0in" style:auto-text-indent="false"/>
      <style:text-properties fo:font-variant="normal" fo:text-transform="none" fo:color="#000000" style:font-name="Arial" fo:font-size="10pt" fo:letter-spacing="normal" fo:font-style="normal" fo:font-weight="bold" officeooo:paragraph-rsid="000d24b6"/>
    </style:style>
    <style:style style:name="P7" style:family="paragraph" style:parent-style-name="Text_20_body">
      <style:paragraph-properties fo:margin-left="0in" fo:margin-right="0in" fo:widows="1" fo:text-indent="0in" style:auto-text-indent="false"/>
      <style:text-properties fo:font-variant="normal" fo:text-transform="none" fo:color="#000000" style:font-name="Arial" fo:font-size="14pt" fo:letter-spacing="normal" fo:font-style="normal" style:text-underline-style="solid" style:text-underline-width="auto" style:text-underline-color="font-color" fo:font-weight="normal"/>
    </style:style>
    <style:style style:name="P8" style:family="paragraph" style:parent-style-name="Text_20_body">
      <style:paragraph-properties fo:margin-left="0in" fo:margin-right="0in" fo:widows="1" fo:text-indent="0in" style:auto-text-indent="false"/>
    </style:style>
    <style:style style:name="P9" style:family="paragraph" style:parent-style-name="Text_20_body">
      <style:paragraph-properties fo:margin-top="0in" fo:margin-bottom="0in" loext:contextual-spacing="false" fo:widows="1"/>
      <style:text-properties fo:font-variant="normal" fo:text-transform="none" fo:color="#000000" style:font-name="Arial" fo:font-size="10pt" fo:letter-spacing="normal" fo:font-style="normal" fo:font-weight="normal"/>
    </style:style>
    <style:style style:name="P10" style:family="paragraph" style:parent-style-name="Text_20_body" style:list-style-name="L2">
      <style:paragraph-properties fo:margin-top="0in" fo:margin-bottom="0in" loext:contextual-spacing="false" fo:widows="1"/>
      <style:text-properties fo:font-variant="normal" fo:text-transform="none" fo:color="#000000" style:font-name="Arial" fo:font-size="10pt" fo:letter-spacing="normal" fo:font-style="normal" fo:font-weight="normal"/>
    </style:style>
    <style:style style:name="P11" style:family="paragraph" style:parent-style-name="Text_20_body" style:list-style-name="L3">
      <style:paragraph-properties fo:margin-top="0in" fo:margin-bottom="0in" loext:contextual-spacing="false" fo:widows="1"/>
      <style:text-properties fo:font-variant="normal" fo:text-transform="none" fo:color="#000000" style:font-name="Arial" fo:font-size="10pt" fo:letter-spacing="normal" fo:font-style="normal" fo:font-weight="normal"/>
    </style:style>
    <style:style style:name="P12" style:family="paragraph" style:parent-style-name="Text_20_body" style:list-style-name="L4">
      <style:paragraph-properties fo:margin-top="0in" fo:margin-bottom="0in" loext:contextual-spacing="false" fo:widows="1"/>
      <style:text-properties fo:font-variant="normal" fo:text-transform="none" fo:color="#000000" style:font-name="Arial" fo:font-size="10pt" fo:letter-spacing="normal" fo:font-style="normal" fo:font-weight="normal"/>
    </style:style>
    <style:style style:name="P13" style:family="paragraph" style:parent-style-name="Text_20_body" style:list-style-name="L6">
      <style:paragraph-properties fo:margin-top="0in" fo:margin-bottom="0in" loext:contextual-spacing="false" fo:widows="1"/>
      <style:text-properties fo:font-variant="normal" fo:text-transform="none" fo:color="#000000" style:font-name="Arial" fo:font-size="10pt" fo:letter-spacing="normal" fo:font-style="normal" fo:font-weight="normal"/>
    </style:style>
    <style:style style:name="T1" style:family="text">
      <style:text-properties officeooo:rsid="000b7f64"/>
    </style:style>
    <style:style style:name="T2" style:family="text">
      <style:text-properties fo:font-weight="normal"/>
    </style:style>
    <style:style style:name="T3" style:family="text">
      <style:text-properties fo:font-weight="normal" officeooo:rsid="000b7f64"/>
    </style:style>
    <style:style style:name="T4" style:family="text">
      <style:text-properties officeooo:rsid="000d24b6"/>
    </style:style>
    <style:style style:name="T5" style:family="text">
      <style:text-properties officeooo:rsid="000e844c"/>
    </style:style>
    <style:style style:name="T6" style:family="text">
      <style:text-properties officeooo:rsid="0010020a"/>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K</text:span>aufvertrag <text:span text:style-name="T5">über Anteile an der Vedaserve</text:span> GmbH</text:p>
      <text:p text:style-name="P2">zwischen</text:p>
      <text:p text:style-name="P2">........................................................................................................ - nachstehend bezeichnet als Verkäufer</text:p>
      <text:p text:style-name="P2">und</text:p>
      <text:p text:style-name="P3">........................................................................................................ - nachstehend bezeichnet als <text:span text:style-name="T1">K</text:span>äufer</text:p>
      <text:p text:style-name="P4"/>
      <text:p text:style-name="P4">Präambel</text:p>
      <text:p text:style-name="P3">Der Verkäufer beabsichtigt, sein<text:span text:style-name="T1">e Anteile am</text:span> Unternehmen, d<text:span text:style-name="T1">er</text:span> Firma <text:span text:style-name="T1">Vedaserve</text:span> GmbH (nachfolgend Gesellschaft genannt) mit Sitz in <text:span text:style-name="T1">Hamburg</text:span> , eingetragen im Handelsregister beim Amtsgericht <text:span text:style-name="T1">Hamburg </text:span>mit der HRB <text:span text:style-name="T1">127018</text:span> durch den Verkauf aller Gesellschaftsrechte vollständig an die Käufer zu übertragen.</text:p>
      <text:p text:style-name="P4">§ 1 Kaufgegenstand und Rechtsübergang</text:p>
      <text:list xml:id="list7319854971632410562" text:style-name="L2">
        <text:list-item>
          <text:p text:style-name="P10">Der Verkäufer verkauft und überträgt hiermit zum <text:span text:style-name="T1">31.12.2015</text:span>, an die annehmende<text:span text:style-name="T6">n</text:span> Käufer seine Anteile an der Gesellschaft.</text:p>
        </text:list-item>
        <text:list-item>
          <text:p text:style-name="P10">Der Verkäufer versichert, da<text:span text:style-name="T1">ss</text:span> die Gesellschaftsanteile keinerlei Verfügungsbeschränkungen unterliegen und die erforderliche Zustimmung der Gesellschafter und der Gesellschaft wirksam besteht. Alle Gesellschafter haben die Zustimmung zu diesem Vertrag mittels Unterschrift erteilt.</text:p>
        </text:list-item>
        <text:list-item>
          <text:p text:style-name="P10">Zum Übertragungszeitpunkt gehen alle Rechte und Pflichten auf d<text:span text:style-name="T1">ie</text:span> Käufer über, soweit nichts anderes schriftlich bestimmt wurde.</text:p>
        </text:list-item>
        <text:list-item>
          <text:p text:style-name="P1">Die Parteien verpflichten sich, nach Abschlu<text:span text:style-name="T1">ss</text:span> des Vertrages unter Beachtung der allgemein anerkannten deutschen Grundsätze ordnungsgemäßer Buchführung und Bilanzierung so schnell wie möglich eine Übernahmebilanz zu erstellen. Die als Anlagen beigefügten Jahresabschlüsse der <text:span text:style-name="T1">Vedaserve</text:span> GmbH sind zutreffend und vollständig und geben die finanzielle Lage sowie die Geschäftsergebnisse richtig wieder.</text:p>
        </text:list-item>
      </text:list>
      <text:p text:style-name="P4">§ 2 Kaufpreis</text:p>
      <text:list xml:id="list7343290263593844441" text:style-name="L3">
        <text:list-item>
          <text:p text:style-name="P11">Der Kaufpreis beträgt EUR <text:span text:style-name="T1">1,-</text:span> (in Worten : <text:span text:style-name="T1">Ein</text:span> Euro)</text:p>
        </text:list-item>
        <text:list-item>
          <text:p text:style-name="P11">Der Kaufpreis ist per sofort und in EURO zu entrichten.</text:p>
        </text:list-item>
      </text:list>
      <text:p text:style-name="P4"/>
      <text:p text:style-name="P4">§ 3 Zusicherungen</text:p>
      <text:p text:style-name="P2">Der Verkäufer erklärt hiermit nach bestem Wissen und Gewissen, da<text:span text:style-name="T1">ss</text:span> bei Unterzeichnung des Vertrages folgende Eigenschaften vom Unternehmen erfüllt sind:</text:p>
      <text:list xml:id="list1979183589159649098" text:style-name="L4">
        <text:list-item>
          <text:p text:style-name="P12">Die Gesellschaft hat alle geschuldeten und fälligen Steuern bezahlt bzw. entsprechende Rückstellungen gebildet.</text:p>
        </text:list-item>
        <text:list-item>
          <text:p text:style-name="P12">Die Gesellschaft hat das unbelastete Eigentumsrecht an allen beweglichen und unbeweglichen Sachen, die sich in ihrem Besitz befinden. Keines der Güter ist durch Rechte Dritter belastet, soweit es nicht den branchenüblichen Gepflogenheiten entspricht oder schriftlich niedergelegt ist.</text:p>
        </text:list-item>
        <text:list-item>
          <text:p text:style-name="P12">Es existieren keine weiteren Verpflichtungen als in der Übernahmebilanz ausgewiesen sind.</text:p>
        </text:list-item>
        <text:list-item>
          <text:p text:style-name="P12">Es existieren keine weiteren Forderungen als in der Übernahmebilanz ausgewiesen sind. Diese sind voll wirksam und können in vollem Umfang geltend gemacht werden.</text:p>
        </text:list-item>
        <text:list-item>
          <text:p text:style-name="P12">Alle der Gesellschaft gehörenden Wirtschaftsgüter und das Vorratsvermögen sind funktionsfähig und dienen im vollen Umfang dem wirtschaftlichen Zweck des Unternehmens.</text:p>
        </text:list-item>
        <text:list-item>
          <text:p text:style-name="P12">Die Gesellschaft verfügt unbeschränkt über ihre Geschäftsgeheimnisse und das entsprechende Know-how. Die hergestellten Erzeugnisse verletzten keine gewerblichen Schutzrechte Dritter und unterliegen keiner Wettbewerbsbeschränkung und keiner Lizenzvereinbarung.</text:p>
        </text:list-item>
      </text:list>
      <text:p text:style-name="P9"/>
      <text:list xml:id="list162516519994829" text:continue-numbering="true" text:style-name="L4">
        <text:list-header>
          <text:p text:style-name="P12"/>
        </text:list-header>
      </text:list>
      <text:p text:style-name="P5"><text:soft-page-break/>§ <text:span text:style-name="T1">4</text:span> Verpflichtung</text:p>
      <text:p text:style-name="P6"><text:span text:style-name="T2">Der Verkäufer verpflichtet sich, alles zu unterlassen, was das Recht der Käufer beeinträchtigen könnte, die </text:span><text:span text:style-name="T3">Vedaserve</text:span><text:span text:style-name="T2"> GmbH zu führen.</text:span></text:p>
      <text:list xml:id="list8805344003338848760" text:style-name="L6">
        <text:list-header>
          <text:p text:style-name="P13"/>
        </text:list-header>
      </text:list>
      <text:p text:style-name="P4">§ <text:span text:style-name="T1">5</text:span> Kosten</text:p>
      <text:p text:style-name="P2">Jede Partei trägt ihre eigenen Kosten und Gebühren. Die Kosten für den Vollzug des Vertrages tr<text:span text:style-name="T1">a</text:span>g<text:span text:style-name="T1">en</text:span> die Käufer.</text:p>
      <text:p text:style-name="P2"/>
      <text:p text:style-name="P4">§ <text:span text:style-name="T1">6</text:span> Gerichtsstand</text:p>
      <text:p text:style-name="P2">Erfüllungsort und Gerichtsstand ist <text:span text:style-name="T1">Hamburg.</text:span></text:p>
      <text:p text:style-name="P2"/>
      <text:p text:style-name="P4">§ <text:span text:style-name="T1">7</text:span> Vereinbarungen</text:p>
      <text:p text:style-name="P2">Diese Vereinbarung einschließlich der Anlagen stellt die vollständige und abschließende Vereinbarung der Parteien dar.</text:p>
      <text:p text:style-name="P2"/>
      <text:p text:style-name="P4">§ <text:span text:style-name="T1">8</text:span> Rechtshandlungen</text:p>
      <text:p text:style-name="P2">Die Parteien verpflichten sich, alle Rechtshandlungen, die für die Durchführung dieses Vertrages erforderlich sind, unverzüglich vorzunehmen.</text:p>
      <text:p text:style-name="P2">Falls eine der Bestimmungen dieser Vereinbarung unwirksam oder undurchführbar sein sollte, soll die Wirksamkeit der restlichen Bestimmungen hiervon unberührt bleiben. Die Parteien sind jedoch dazu verpflichtet, dabei mitzuwirken, da<text:span text:style-name="T4">ss</text:span> die betroffene Bestimmung durch eine solche ersetzt wird, deren Inhalt soweit wie möglich den wirtschaftlichen Zweck der unwirksam gewordenen ersetzt.</text:p>
      <text:p text:style-name="P2"/>
      <text:p text:style-name="P2">Gelesen und unterschrieben:</text:p>
      <text:p text:style-name="P2"/>
      <text:p text:style-name="P2">__________________________</text:p>
      <text:p text:style-name="P2"><text:span text:style-name="T4">Hamburg, 12.01.2016</text:span></text:p>
      <text:p text:style-name="P2"/>
      <text:p text:style-name="P2"/>
      <text:p text:style-name="P2">__________________________<text:tab/> __________________________</text:p>
      <text:p text:style-name="P2">(<text:span text:style-name="T4">Verkäufer</text:span>) <text:tab/><text:tab/><text:tab/><text:tab/>(<text:span text:style-name="T4">Käufer)</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Univers, helvetica, 'Univers Condensed', 'Arial Narrow'"/>
    <style:font-face style:name="Select Font" svg:font-family="'Select Font',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6:10:44.646086685</meta:creation-date>
    <dc:date>2015-12-11T16:25:15.887148869</dc:date>
    <meta:editing-duration>PT14M28S</meta:editing-duration>
    <meta:editing-cycles>6</meta:editing-cycles>
    <meta:generator>LibreOffice/4.4.6.3$Linux_X86_64 LibreOffice_project/40m0$Build-3</meta:generator>
    <meta:document-statistic meta:table-count="0" meta:image-count="0" meta:object-count="0" meta:page-count="2" meta:paragraph-count="39" meta:word-count="515" meta:character-count="4161" meta:non-whitespace-character-count="3692"/>
  </office:meta>
</office:document-meta>
</file>